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4C733F8CCA7CE88A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65cm, 15.855cm, 15.248cm, 3.732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49cm, 2.987cm, 15.264cm, 16.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54cm, 15.9cm, 3.129cm, 3.842cm)" draw:image-opacity="100%" style:mirror="none"/>
    </style:style>
    <style:style style:name="gr4" style:family="graphic" style:parent-style-name="objectwithoutfill">
      <style:graphic-properties svg:stroke-color="#ff6600" draw:marker-end="Arrow" draw:marker-end-width="0.3cm" draw:fill="none" draw:fill-color="#ff6600" draw:textarea-vertical-align="middle"/>
    </style:style>
    <style:style style:name="gr5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385cm, 2.987cm, 3.128cm, 16.6cm)" draw:image-opacity="100%" style:mirror="none"/>
    </style:style>
    <style:style style:name="gr7" style:family="graphic" style:parent-style-name="standard">
      <style:graphic-properties draw:stroke="none" svg:stroke-color="#ff6600" draw:fill="none" draw:fill-color="#ff6600" fo:min-height="2.0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66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99cm" svg:height="4.21cm" svg:x="1.2cm" svg:y="5.6cm">
          <draw:image xlink:href="Pictures/10000201000004B00000044C733F8CCA7CE88AD5.png" xlink:type="simple" xlink:show="embed" xlink:actuate="onLoad">
            <text:p/>
          </draw:image>
        </draw:frame>
        <draw:frame draw:style-name="gr2" draw:text-style-name="P1" draw:layer="layout" svg:width="3.699cm" svg:height="3.54cm" svg:x="11.301cm" svg:y="1.6cm">
          <draw:image xlink:href="Pictures/10000201000004B00000044C733F8CCA7CE88AD5.png" xlink:type="simple" xlink:show="embed" xlink:actuate="onLoad">
            <text:p/>
          </draw:image>
        </draw:frame>
        <draw:frame draw:style-name="gr3" draw:text-style-name="P1" draw:layer="layout" svg:width="3.764cm" svg:height="3.6cm" svg:x="11.336cm" svg:y="10.1cm">
          <draw:image xlink:href="Pictures/10000201000004B00000044C733F8CCA7CE88AD5.png" xlink:type="simple" xlink:show="embed" xlink:actuate="onLoad">
            <text:p/>
          </draw:image>
        </draw:frame>
        <draw:line draw:style-name="gr4" draw:text-style-name="P2" draw:layer="layout" svg:x1="5.9cm" svg:y1="6.6cm" svg:x2="10.6cm" svg:y2="4.5cm">
          <text:p/>
        </draw:line>
        <draw:line draw:style-name="gr5" draw:text-style-name="P3" draw:layer="layout" svg:x1="5.9cm" svg:y1="8.9cm" svg:x2="10.6cm" svg:y2="11cm">
          <text:p/>
        </draw:line>
        <draw:line draw:style-name="gr5" draw:text-style-name="P3" draw:layer="layout" svg:x1="5.9cm" svg:y1="7.7cm" svg:x2="10.8cm" svg:y2="7.7cm">
          <text:p/>
        </draw:line>
        <draw:frame draw:style-name="gr6" draw:text-style-name="P1" draw:layer="layout" svg:width="3.762cm" svg:height="3.6cm" svg:x="11.3cm" svg:y="5.8cm">
          <draw:image xlink:href="Pictures/10000201000004B00000044C733F8CCA7CE88AD5.png" xlink:type="simple" xlink:show="embed" xlink:actuate="onLoad">
            <text:p/>
          </draw:image>
        </draw:frame>
        <draw:frame draw:style-name="gr7" draw:text-style-name="P4" draw:layer="layout" svg:width="4.1cm" svg:height="2.295cm" svg:x="6.2cm" svg:y="2.2cm">
          <draw:text-box>
            <text:p>Color Deconvolu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cc330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09:38:08.512271156</meta:creation-date>
    <dc:date>2016-08-25T09:50:28.303935797</dc:date>
    <meta:editing-duration>PT1M58S</meta:editing-duration>
    <meta:editing-cycles>1</meta:editing-cycles>
    <meta:document-statistic meta:object-count="8"/>
    <meta:generator>LibreOffice/5.2.0.4$Linux_X86_64 LibreOffice_project/20m0$Build-4</meta:generator>
  </office:meta>
</office:document-meta>
</file>